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5cm"/>
    </style:style>
    <style:style style:name="co2" style:family="table-column">
      <style:table-column-properties fo:break-before="auto" style:column-width="5.318cm"/>
    </style:style>
    <style:style style:name="co3" style:family="table-column">
      <style:table-column-properties fo:break-before="auto" style:column-width="7.793cm"/>
    </style:style>
    <style:style style:name="co4" style:family="table-column">
      <style:table-column-properties fo:break-before="auto" style:column-width="1.445cm"/>
    </style:style>
    <style:style style:name="co5" style:family="table-column">
      <style:table-column-properties fo:break-before="auto" style:column-width="0.984cm"/>
    </style:style>
    <style:style style:name="co6" style:family="table-column">
      <style:table-column-properties fo:break-before="auto" style:column-width="3.239cm"/>
    </style:style>
    <style:style style:name="co7" style:family="table-column">
      <style:table-column-properties fo:break-before="auto" style:column-width="0.898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2.298cm"/>
    </style:style>
    <style:style style:name="co10" style:family="table-column">
      <style:table-column-properties fo:break-before="auto" style:column-width="2.822cm"/>
    </style:style>
    <style:style style:name="co11" style:family="table-column">
      <style:table-column-properties fo:break-before="auto" style:column-width="1.773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2.452cm"/>
    </style:style>
    <style:style style:name="co14" style:family="table-column">
      <style:table-column-properties fo:break-before="auto" style:column-width="2.955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5.299cm"/>
    </style:style>
    <style:style style:name="co17" style:family="table-column">
      <style:table-column-properties fo:break-before="auto" style:column-width="8.102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1.004cm"/>
    </style:style>
    <style:style style:name="co20" style:family="table-column">
      <style:table-column-properties fo:break-before="auto" style:column-width="2.39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issu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 style:data-style-name="N810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ssu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number-columns-repeated="1007" table:default-cell-style-name="Excel_20_Built-in_20_Normal"/>
        <table:table-row table:style-name="ro1">
          <table:table-cell office:value-type="string">
            <text:p>number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project</text:p>
          </table:table-cell>
          <table:table-cell office:value-type="string">
            <text:p>type</text:p>
          </table:table-cell>
          <table:table-cell office:value-type="string">
            <text:p>corrective_action</text:p>
          </table:table-cell>
          <table:table-cell office:value-type="string">
            <text:p>cost</text:p>
          </table:table-cell>
          <table:table-cell office:value-type="string">
            <text:p>status</text:p>
          </table:table-cell>
          <table:table-cell office:value-type="string">
            <text:p>create_time</text:p>
          </table:table-cell>
          <table:table-cell table:number-columns-repeated="1015"/>
        </table:table-row>
        <table:table-row table:style-name="ro2">
          <table:table-cell office:value-type="string">
            <text:p>IR00001</text:p>
          </table:table-cell>
          <table:table-cell office:value-type="string">
            <text:p>Incorrect PCB layout</text:p>
          </table:table-cell>
          <table:table-cell office:value-type="string">
            <text:p>Connectivity of PCB-type inductor in layout is incorrect.</text:p>
          </table:table-cell>
          <table:table-cell office:value-type="string">
            <text:p>P09-001</text:p>
          </table:table-cell>
          <table:table-cell office:value-type="string">
            <text:p>PCB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CLOSED</text:p>
          </table:table-cell>
          <table:table-cell table:style-name="ce2" office:value-type="date" office:date-value="2013-01-02">
            <text:p>02-01-2013</text:p>
          </table:table-cell>
          <table:table-cell table:number-columns-repeated="1015"/>
        </table:table-row>
        <table:table-row table:style-name="ro3">
          <table:table-cell office:value-type="string">
            <text:p>IR00002</text:p>
          </table:table-cell>
          <table:table-cell office:value-type="string">
            <text:p>Difficult assembly procedure</text:p>
          </table:table-cell>
          <table:table-cell office:value-type="string">
            <text:p>Difficult to assemble and test PCA due to copper-side-up orientation. Orienting PCA component-side up allows for full access to components for debugging after assembly.</text:p>
          </table:table-cell>
          <table:table-cell office:value-type="string">
            <text:p>P09-001</text:p>
          </table:table-cell>
          <table:table-cell office:value-type="string">
            <text:p>ASSY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CLOSED</text:p>
          </table:table-cell>
          <table:table-cell table:style-name="ce2" office:value-type="date" office:date-value="2013-01-03">
            <text:p>03-01-2013</text:p>
          </table:table-cell>
          <table:table-cell table:number-columns-repeated="1015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ssue-tryton" table:style-name="ta2" table:print="false">
        <office:forms form:automatic-focus="false" form:apply-design-mode="false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5" table:number-columns-repeated="2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15" table:default-cell-style-name="Excel_20_Built-in_20_Normal"/>
        <table:table-column table:style-name="co20" table:default-cell-style-name="Excel_20_Built-in_20_Normal"/>
        <table:table-column table:style-name="co15" table:number-columns-repeated="1015" table:default-cell-style-name="Excel_20_Built-in_20_Normal"/>
        <table:table-row table:style-name="ro4">
          <table:table-cell table:formula="of:=[issue.A1]" office:value-type="string" office:string-value="number">
            <text:p>number</text:p>
          </table:table-cell>
          <table:table-cell table:formula="of:=[issue.B1]" office:value-type="string" office:string-value="name">
            <text:p>name</text:p>
          </table:table-cell>
          <table:table-cell table:formula="of:=[issue.C1]" office:value-type="string" office:string-value="description">
            <text:p>description</text:p>
          </table:table-cell>
          <table:table-cell table:formula="of:=[issue.D1]" office:value-type="string" office:string-value="project">
            <text:p>project</text:p>
          </table:table-cell>
          <table:table-cell table:formula="of:=[issue.E1]" office:value-type="string" office:string-value="type">
            <text:p>type</text:p>
          </table:table-cell>
          <table:table-cell table:formula="of:=[issue.F1]" office:value-type="string" office:string-value="corrective_action">
            <text:p>corrective_action</text:p>
          </table:table-cell>
          <table:table-cell table:formula="of:=[issue.G1]" office:value-type="string" office:string-value="cost">
            <text:p>cost</text:p>
          </table:table-cell>
          <table:table-cell table:formula="of:=[issue.H1]" office:value-type="string" office:string-value="status">
            <text:p>status</text:p>
          </table:table-cell>
          <table:table-cell table:formula="of:=[issue.I1]" office:value-type="string" office:string-value="create_time">
            <text:p>create_time</text:p>
          </table:table-cell>
          <table:table-cell table:number-columns-repeated="1015"/>
        </table:table-row>
        <table:table-row table:style-name="ro4">
          <table:table-cell table:formula="of:=[issue.A2]" office:value-type="string" office:string-value="IR00001">
            <text:p>IR00001</text:p>
          </table:table-cell>
          <table:table-cell table:formula="of:=[issue.B2]" office:value-type="string" office:string-value="Incorrect PCB layout">
            <text:p>Incorrect PCB layout</text:p>
          </table:table-cell>
          <table:table-cell table:formula="of:=[issue.C2]" office:value-type="string" office:string-value="Connectivity of PCB-type inductor in layout is incorrect.">
            <text:p>Connectivity of PCB-type inductor in layout is incorrect.</text:p>
          </table:table-cell>
          <table:table-cell table:formula="of:=[issue.D2]" office:value-type="string" office:string-value="P09-001">
            <text:p>P09-001</text:p>
          </table:table-cell>
          <table:table-cell table:formula="of:=[issue.E2]" office:value-type="string" office:string-value="PCB">
            <text:p>PCB</text:p>
          </table:table-cell>
          <table:table-cell table:formula="of:=[issue.F2]" office:value-type="string" office:string-value="YES">
            <text:p>YES</text:p>
          </table:table-cell>
          <table:table-cell table:formula="of:=[issue.G2]" office:value-type="float" office:value="0">
            <text:p>0</text:p>
          </table:table-cell>
          <table:table-cell table:formula="of:=[issue.H2]" office:value-type="string" office:string-value="CLOSED">
            <text:p>CLOSED</text:p>
          </table:table-cell>
          <table:table-cell table:formula="of:=[issue.I2]" office:value-type="date" office:date-value="2013-01-02">
            <text:p>2013-01-02</text:p>
          </table:table-cell>
          <table:table-cell table:number-columns-repeated="1015"/>
        </table:table-row>
        <table:table-row table:style-name="ro4">
          <table:table-cell table:formula="of:=[issue.A3]" office:value-type="string" office:string-value="IR00002">
            <text:p>IR00002</text:p>
          </table:table-cell>
          <table:table-cell table:formula="of:=[issue.B3]" office:value-type="string" office:string-value="Difficult assembly procedure">
            <text:p>Difficult assembly procedure</text:p>
          </table:table-cell>
          <table:table-cell table:formula="of:=[issue.C3]" office:value-type="string" office:string-value="Difficult to assemble and test PCA due to copper-side-up orientation. Orienting PCA component-side up allows for full access to components for debugging after assembly.">
            <text:p>Difficult to assemble and test PCA due to copper-side-up orientation. Orienting PCA component-side up allows for full access to components for debugging after assembly.</text:p>
          </table:table-cell>
          <table:table-cell table:formula="of:=[issue.D3]" office:value-type="string" office:string-value="P09-001">
            <text:p>P09-001</text:p>
          </table:table-cell>
          <table:table-cell table:formula="of:=[issue.E3]" office:value-type="string" office:string-value="ASSY">
            <text:p>ASSY</text:p>
          </table:table-cell>
          <table:table-cell table:formula="of:=[issue.F3]" office:value-type="string" office:string-value="YES">
            <text:p>YES</text:p>
          </table:table-cell>
          <table:table-cell table:formula="of:=[issue.G3]" office:value-type="float" office:value="0">
            <text:p>0</text:p>
          </table:table-cell>
          <table:table-cell table:formula="of:=[issue.H3]" office:value-type="string" office:string-value="CLOSED">
            <text:p>CLOSED</text:p>
          </table:table-cell>
          <table:table-cell table:formula="of:=[issue.I3]" office:value-type="date" office:date-value="2013-01-03">
            <text:p>2013-01-03</text:p>
          </table:table-cell>
          <table:table-cell table:number-columns-repeated="1015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 table:print="false">
        <table:table-column table:style-name="co15" table:number-columns-repeated="1024" table:default-cell-style-name="Excel_20_Built-in_20_Normal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2014-06-30</text:date>, <text:time>23:1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ssue" style:display-name="PageStyle_iss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4-06-30T23:10:27.99</dc:date>
    <dc:creator>Dale Scott</dc:creator>
    <meta:editing-duration>PT2M5S</meta:editing-duration>
    <meta:editing-cycles>1</meta:editing-cycles>
    <meta:document-statistic meta:table-count="3" meta:cell-count="54" meta:object-count="0"/>
  </office:meta>
</office:document-meta>
</file>